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fb30" officeooo:paragraph-rsid="0007fb3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7fb30" officeooo:paragraph-rsid="0007fb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O custo das Decisões Arquitetônicas” - 5º edição</text:p>
      <text:p text:style-name="P1"/>
      <text:p text:style-name="P1">Autor: Juan Luis Mascaró (org)</text:p>
      <text:p text:style-name="P1"/>
      <text:p text:style-name="P1">Sobre o autor:</text:p>
      <text:list xml:id="list2613961401" text:style-name="L2">
        <text:list-header>
          <text:p text:style-name="P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219965043" text:style-name="L1">
        <text:list-header>
          <text:p text:style-name="P2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1">Capítulo 2</text:p>
      <text:p text:style-name="P1"/>
      <text:p text:style-name="P1">Conceitos gerais</text:p>
      <text:p text:style-name="P1"/>
      <text:p text:style-name="P1">2.1 Estrutura conceitual geométrica de um edifício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0T16:44:55.975000000</dc:date>
    <meta:editing-duration>PT10M59S</meta:editing-duration>
    <meta:editing-cycles>1</meta:editing-cycles>
    <meta:document-statistic meta:table-count="0" meta:image-count="0" meta:object-count="0" meta:page-count="1" meta:paragraph-count="12" meta:word-count="260" meta:character-count="1782" meta:non-whitespace-character-count="1534"/>
  </office:meta>
</office:document-meta>
</file>